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b7d63" officeooo:paragraph-rsid="000b7d63"/>
    </style:style>
    <style:style style:name="P4" style:family="paragraph" style:parent-style-name="Standard">
      <style:paragraph-properties fo:text-align="center" style:justify-single-word="false"/>
      <style:text-properties officeooo:paragraph-rsid="000eef33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Times New Roman" fo:font-size="11pt" fo:font-weight="normal" officeooo:paragraph-rsid="0010c9c0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12529" loext:opacity="100%" fo:letter-spacing="normal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орма смены пароля</text:p>
      <text:p text:style-name="P10">&amp;НаСервере</text:p>
      <text:p text:style-name="Standard">Процедура ИзменитьПарольНаСервере<text:span text:style-name="T4">()</text:span></text:p>
      <text:p text:style-name="Standard">Если ТекущийПароль<text:span text:style-name="T4">=</text:span>Параметры<text:span text:style-name="T4">.</text:span>ПараметрПользователя<text:span text:style-name="T4">.</text:span>Пароль И НовыйПароль<text:span text:style-name="T4">=</text:span>ПодтверждениеНовогоПароля</text:p>
      <text:p text:style-name="Standard"><text:tab/><text:tab/>Тогда</text:p>
      <text:p text:style-name="Standard"><text:s/>ПользователиОбъект<text:span text:style-name="T4">=</text:span>Параметры<text:span text:style-name="T4">.</text:span>ПараметрПользователя<text:span text:style-name="T4">.</text:span>ПолучитьОбъект<text:span text:style-name="T4">();</text:span> </text:p>
      <text:p text:style-name="Standard"><text:tab/>ПользователиОбъект<text:span text:style-name="T4">.</text:span>Пароль<text:span text:style-name="T4">=</text:span>НовыйПароль<text:span text:style-name="T4">;</text:span></text:p>
      <text:p text:style-name="Standard"><text:tab/>ПользователиОбъект<text:span text:style-name="T4">.</text:span>ДатаВхода<text:span text:style-name="T4">=</text:span>ТекущаяДата<text:span text:style-name="T4">();</text:span> </text:p>
      <text:p text:style-name="Standard"><text:s/>ПользователиОбъект<text:span text:style-name="T4">.</text:span>Записать<text:span text:style-name="T4">();</text:span> </text:p>
      <text:p text:style-name="Standard"><text:tab/> Иначе</text:p>
      <text:p text:style-name="Standard"><text:s/>Сообщить<text:span text:style-name="T4">("</text:span>Пароли не совпадают<text:span text:style-name="T4">");</text:span> </text:p>
      <text:p text:style-name="Standard"><text:tab/> <text:span text:style-name="T4">КонецЕсли;</text:span></text:p>
      <text:p text:style-name="P10">КонецПроцедуры</text:p>
      <text:p text:style-name="Standard"/>
      <text:p text:style-name="P10">&amp;НаКлиенте</text:p>
      <text:p text:style-name="Standard">Процедура ИзменитьПароль<text:span text:style-name="T4">(</text:span>Команда<text:span text:style-name="T4">)</text:span></text:p>
      <text:p text:style-name="Standard"><text:s/>ИзменитьПарольНаСервере<text:span text:style-name="T4">();</text:span></text:p>
      <text:p text:style-name="Standard"><text:s/>Сообщить<text:span text:style-name="T4">("</text:span>Текущая роль<text:span text:style-name="T4">:</text:span> <text:span text:style-name="T4">"</text:span> <text:span text:style-name="T4">+</text:span> Роль<text:span text:style-name="T4">);</text:span></text:p>
      <text:p text:style-name="Standard"><text:s/></text:p>
      <text:p text:style-name="Standard"><text:s/>Если Роль<text:span text:style-name="T4">=</text:span>ПредопределенноеЗначение<text:span text:style-name="T4">("</text:span>Перечисление<text:span text:style-name="T4">.</text:span>Роли<text:span text:style-name="T4">.</text:span>Пользователь<text:span text:style-name="T4">")</text:span> Тогда</text:p>
      <text:p text:style-name="Standard"><text:s/>ОткрытьФорму<text:span text:style-name="T4">("</text:span>ОбщаяФорма<text:span text:style-name="T4">.</text:span>ФормаПользователя<text:span text:style-name="T4">");</text:span></text:p>
      <text:p text:style-name="Standard"><text:s/>Сообщить<text:span text:style-name="T4">("</text:span>Вы успешно авторизовались и сменили пароль<text:span text:style-name="T4">");</text:span></text:p>
      <text:p text:style-name="Standard"><text:s/><text:span text:style-name="T4">КонецЕсли;</text:span></text:p>
      <text:p text:style-name="Standard"><text:s/></text:p>
      <text:p text:style-name="Standard"><text:s/>Если Роль<text:span text:style-name="T4">=</text:span>ПредопределенноеЗначение<text:span text:style-name="T4">("</text:span>Перечисление<text:span text:style-name="T4">.</text:span>Роли<text:span text:style-name="T4">.</text:span>Администратор<text:span text:style-name="T4">")</text:span> Тогда</text:p>
      <text:p text:style-name="Standard"><text:s/>ОткрытьФорму<text:span text:style-name="T4">("</text:span>Справочник<text:span text:style-name="T4">.</text:span>Пользователи<text:span text:style-name="T4">.</text:span>ФормаСписка<text:span text:style-name="T4">");</text:span></text:p>
      <text:p text:style-name="Standard"><text:s/>Сообщить<text:span text:style-name="T4">("</text:span>Вы успешно авторизовались и сменили пароль<text:span text:style-name="T4">");</text:span></text:p>
      <text:p text:style-name="Standard"><text:s/><text:span text:style-name="T4">КонецЕсли;</text:span></text:p>
      <text:p text:style-name="Standard"><text:s/></text:p>
      <text:p text:style-name="Standard"><text:s/>ЭтаФорма<text:span text:style-name="T4">.</text:span>Закрыть<text:span text:style-name="T4">();</text:span></text:p>
      <text:p text:style-name="P10">КонецПроцедуры</text:p>
      <text:p text:style-name="P10">&amp;НаСервере</text:p>
      <text:p text:style-name="Standard">Процедура ПриОткрытииНаСервере<text:span text:style-name="T4">()</text:span></text:p>
      <text:p text:style-name="Standard"><text:tab/>Роль<text:span text:style-name="T4">=</text:span>Параметры<text:span text:style-name="T4">.</text:span>ПараметрПользователя<text:span text:style-name="T4">.</text:span>Роль<text:span text:style-name="T4">;</text:span></text:p>
      <text:p text:style-name="P10">КонецПроцедуры</text:p>
      <text:p text:style-name="Standard"/>
      <text:p text:style-name="P10">&amp;НаКлиенте</text:p>
      <text:p text:style-name="Standard">Процедура ПриОткрытии<text:span text:style-name="T4">(</text:span>Отказ<text:span text:style-name="T4">)</text:span></text:p>
      <text:p text:style-name="Standard"><text:tab/>ПриОткрытииНаСервере<text:span text:style-name="T4">();</text:span></text:p>
      <text:p text:style-name="P10">КонецПроцедуры</text:p>
      <text:p text:style-name="P6">&amp;НаСервере</text:p>
      <text:p text:style-name="P8">Функция ВойтиНаСервере<text:span text:style-name="T4">()</text:span></text:p>
      <text:p text:style-name="P8"><text:s/>ПользовательНайден <text:span text:style-name="T4">=</text:span> Справочники<text:span text:style-name="T4">.</text:span>Пользователи<text:span text:style-name="T4">.</text:span>ПустаяСсылка<text:span text:style-name="T4">();</text:span></text:p>
      <text:p text:style-name="P8">Если НЕ Справочники<text:span text:style-name="T4">.</text:span>Пользователи<text:span text:style-name="T4">.</text:span>НайтиПоНаименованию<text:span text:style-name="T4">(</text:span>Логин<text:span text:style-name="T4">,</text:span>Истина<text:span text:style-name="T4">).</text:span>Пустая<text:span text:style-name="T4">()</text:span> Тогда</text:p>
      <text:p text:style-name="P8">ПользовательНайден <text:span text:style-name="T4">=</text:span> Справочники<text:span text:style-name="T4">.</text:span>Пользователи<text:span text:style-name="T4">.</text:span>НайтиПоНаименованию<text:span text:style-name="T4">(</text:span>Логин<text:span text:style-name="T4">,</text:span>Истина<text:span text:style-name="T4">).</text:span>Ссылка<text:span text:style-name="T4">;</text:span></text:p>
      <text:p text:style-name="P8"><text:s/>Если ПользовательНайден<text:span text:style-name="T4">.</text:span>Пароль<text:span text:style-name="T4">=</text:span>Пароль Тогда</text:p>
      <text:p text:style-name="P8"><text:s/>Если НЕ ПользовательНайден<text:span text:style-name="T4">.</text:span>ДатаВхода<text:span text:style-name="T4">=</text:span>Дата<text:span text:style-name="T4">("</text:span>01<text:span text:style-name="T4">.</text:span>01<text:span text:style-name="T4">.</text:span>0001 0<text:span text:style-name="T4">:</text:span>00<text:span text:style-name="T4">:</text:span>00<text:span text:style-name="T4">")</text:span> Тогда</text:p>
      <text:p text:style-name="P8"><text:s/>Если ТекущаяДата<text:span text:style-name="T4">()</text:span>&gt;ДобавитьМесяц<text:span text:style-name="T4">(</text:span>НачалоМесяца<text:span text:style-name="T4">(</text:span>ПользовательНайден<text:span text:style-name="T4">.</text:span>ДатаВхода<text:span text:style-name="T4">),</text:span>1<text:span text:style-name="T4">)</text:span> Тогда</text:p>
      <text:p text:style-name="P8"><text:s/>ИзменитьДанныеНаСервере<text:span text:style-name="T4">(</text:span>ПользовательНайден<text:span text:style-name="T4">,"</text:span>Активность<text:span text:style-name="T4">",</text:span>Ложь<text:span text:style-name="T4">);</text:span></text:p>
      <text:p text:style-name="P8"><text:s/>Сообщить<text:span text:style-name="T4">("</text:span>Вы заблокированы<text:span text:style-name="T4">.</text:span> Обратитесь к администратору<text:span text:style-name="T4">");</text:span> <text:span text:style-name="T4">КонецЕсли;</text:span> <text:s/><text:span text:style-name="T4">КонецЕсли;</text:span></text:p>
      <text:p text:style-name="P8"><text:s/>Возврат ПользовательНайден<text:span text:style-name="T4">.</text:span>Роль<text:span text:style-name="T4">;</text:span> Иначе</text:p>
      <text:p text:style-name="P9"><text:s/>УстановитьКоличествоПопыток<text:span text:style-name="T4">(</text:span>ПользовательНайден<text:span text:style-name="T4">);</text:span></text:p>
      <text:p text:style-name="P9">Возврат Неопределено<text:span text:style-name="T4">;</text:span> <text:s/><text:span text:style-name="T4">КонецЕсли;</text:span> Иначе</text:p>
      <text:p text:style-name="P9"><text:s/>Возврат Неопределено<text:span text:style-name="T4">;</text:span> <text:s/><text:span text:style-name="T4">КонецЕсли;</text:span> <text:span text:style-name="T4">КонецФункции</text:span></text:p>
      <text:p text:style-name="P7">&amp;НаКлиенте</text:p>
      <text:p text:style-name="P8">Процедура Войти<text:span text:style-name="T4">(</text:span>Команда<text:span text:style-name="T4">)</text:span></text:p>
      <text:p text:style-name="P8"><text:s/>Роль <text:span text:style-name="T4">=</text:span> ВойтиНаСервере<text:span text:style-name="T4">();</text:span> <text:s/>Если НЕ Роль <text:span text:style-name="T4">=</text:span> Неопределено Тогда</text:p>
      <text:p text:style-name="P8"><text:s/>Если АктивностьПользователя<text:span text:style-name="T4">(</text:span>ПользовательНайден<text:span text:style-name="T4">)</text:span> <text:span text:style-name="T4">=</text:span> Истина Тогда</text:p>
      <text:p text:style-name="P8"><text:s/>ИзменитьДанныеНаСервере<text:span text:style-name="T4">(</text:span>ПользовательНайден<text:span text:style-name="T4">,</text:span> <text:span text:style-name="T4">"</text:span>КоличествоПопыток<text:span text:style-name="T4">",</text:span> 0<text:span text:style-name="T4">);</text:span></text:p>
      <text:p text:style-name="P8"><text:s/>Если ВходПользователя<text:span text:style-name="T4">(</text:span>ПользовательНайден<text:span text:style-name="T4">)=</text:span>Дата<text:span text:style-name="T4">("</text:span>01<text:span text:style-name="T4">.</text:span>01<text:span text:style-name="T4">.</text:span>0001 0<text:span text:style-name="T4">:</text:span>00<text:span text:style-name="T4">:</text:span>00<text:span text:style-name="T4">")</text:span> Тогда</text:p>
      <text:p text:style-name="P8"><text:s/>ОткрытьФорму<text:span text:style-name="T4">("</text:span>ОбщаяФорма<text:span text:style-name="T4">.</text:span>ФормаСменыПароля<text:span text:style-name="T4">",</text:span>Новый </text:p>
      <text:p text:style-name="P8"><text:s/>Структура<text:span text:style-name="T4">("</text:span>ПараметрПользователя<text:span text:style-name="T4">",</text:span>ПользовательНайден<text:span text:style-name="T4">));</text:span></text:p>
      <text:p text:style-name="P8"><text:s/>Сообщить<text:span text:style-name="T4">("</text:span>Измените пароль при первом входе<text:span text:style-name="T4">");</text:span> <text:s/>Иначе</text:p>
      <text:p text:style-name="P8"><text:s/>ИзменитьДанныеНаСервере<text:span text:style-name="T4">(</text:span>ПользовательНайден<text:span text:style-name="T4">,</text:span> <text:span text:style-name="T4">"</text:span>ДатаВхода<text:span text:style-name="T4">",</text:span> ТекущаяДата<text:span text:style-name="T4">());</text:span></text:p>
      <text:p text:style-name="P8"><text:s/>Если Роль <text:span text:style-name="T4">=</text:span> ПредопределенноеЗначение<text:span text:style-name="T4">("</text:span>Перечисление<text:span text:style-name="T4">.</text:span>Роли<text:span text:style-name="T4">.</text:span>Пользователь<text:span text:style-name="T4">")</text:span> Тогда</text:p>
      <text:p text:style-name="P8"><text:s/>ОткрытьФорму<text:span text:style-name="T4">("</text:span>ОбщаяФорма<text:span text:style-name="T4">.</text:span>ФормаПользователя<text:span text:style-name="T4">");</text:span></text:p>
      <text:p text:style-name="P8"><text:s/>Сообщить<text:span text:style-name="T4">("</text:span>Вы успешно авторизовались<text:span text:style-name="T4">");</text:span> <text:s/><text:span text:style-name="T4">КонецЕсли;</text:span></text:p>
      <text:p text:style-name="P8"><text:s/>Если Роль <text:span text:style-name="T4">=</text:span> ПредопределенноеЗначение<text:span text:style-name="T4">("</text:span>Перечисление<text:span text:style-name="T4">.</text:span>Роли<text:span text:style-name="T4">.</text:span>Администратор<text:span text:style-name="T4">")</text:span> Тогда</text:p>
      <text:p text:style-name="Standard"><text:s/>ОткрытьФорму<text:span text:style-name="T4">("</text:span>Справочник<text:span text:style-name="T4">.</text:span>Пользователи<text:span text:style-name="T4">.</text:span>ФормаСписка<text:span text:style-name="T4">");</text:span></text:p>
      <text:p text:style-name="P8"><text:s/>Сообщить<text:span text:style-name="T4">("</text:span>Вы успешно авторизовались<text:span text:style-name="T4">");</text:span> <text:s/><text:span text:style-name="T4">КонецЕсли;</text:span> <text:s/>ЭтаФорма<text:span text:style-name="T4">.</text:span>Закрыть<text:span text:style-name="T4">();</text:span></text:p>
      <text:p text:style-name="P8"><text:s/><text:span text:style-name="T4">КонецЕсли;</text:span> Иначе</text:p>
      <text:p text:style-name="P8"><text:s/>ИзменитьДанныеНаСервере<text:span text:style-name="T4">(</text:span>ПользовательНайден<text:span text:style-name="T4">,</text:span> <text:span text:style-name="T4">"</text:span>Активность<text:span text:style-name="T4">",</text:span> Ложь<text:span text:style-name="T4">);</text:span></text:p>
      <text:p text:style-name="P8"><text:s/>Сообщить<text:span text:style-name="T4">("</text:span>Вы заблокированы<text:span text:style-name="T4">.</text:span> Обратитесь к администратору<text:span text:style-name="T4">");</text:span> <text:s/><text:span text:style-name="T4">КонецЕсли;</text:span> Иначе</text:p>
      <text:p text:style-name="P8"><text:s/>Если <text:span text:style-name="T4">(</text:span>ПопыткиПользователя<text:span text:style-name="T4">(</text:span>ПользовательНайден<text:span text:style-name="T4">)</text:span>&gt;3<text:span text:style-name="T4">)</text:span> Тогда</text:p>
      <text:p text:style-name="P8"><text:s/>ИзменитьДанныеНаСервере<text:span text:style-name="T4">(</text:span>ПользовательНайден<text:span text:style-name="T4">,</text:span> <text:span text:style-name="T4">"</text:span>Активность<text:span text:style-name="T4">",</text:span> Ложь<text:span text:style-name="T4">);</text:span></text:p>
      <text:p text:style-name="P8"><text:s/>Сообщить<text:span text:style-name="T4">("</text:span>Вы заблокированы<text:span text:style-name="T4">.</text:span> Обратитесь к администратору<text:span text:style-name="T4">");</text:span> Иначе</text:p>
      <text:p text:style-name="P8"><text:s/>Сообщить<text:span text:style-name="T4">("</text:span>Вы ввели неверный логин<text:span text:style-name="T4">.</text:span> Пожалуйста<text:span text:style-name="T4">,</text:span> проверьте еще раз введенные данные<text:span text:style-name="T4">");</text:span> <text:s/><text:span text:style-name="T4">КонецЕсли;</text:span> <text:span text:style-name="T4">КонецЕсли;</text:span> <text:span text:style-name="T4">КонецПроцедуры</text:span></text:p>
      <text:p text:style-name="P7">&amp;НаСервере</text:p>
      <text:p text:style-name="P8">Функция АктивностьПользователя<text:span text:style-name="T4">(</text:span>ПользовательНайден<text:span text:style-name="T4">)</text:span></text:p>
      <text:p text:style-name="P8"><text:s/>Возврат ПользовательНайден<text:span text:style-name="T4">.</text:span>Активность<text:span text:style-name="T4">;</text:span> <text:span text:style-name="T4">КонецФункции</text:span></text:p>
      <text:p text:style-name="P7">&amp;НаСервере</text:p>
      <text:p text:style-name="P8">Функция ВходПользователя<text:span text:style-name="T4">(</text:span>ПользовательНайден<text:span text:style-name="T4">)</text:span></text:p>
      <text:p text:style-name="P8"><text:s/>Возврат ПользовательНайден<text:span text:style-name="T4">.</text:span>ДатаВхода<text:span text:style-name="T4">;</text:span> <text:span text:style-name="T4">КонецФункции</text:span></text:p>
      <text:p text:style-name="P7">&amp;НаСервере</text:p>
      <text:p text:style-name="P8">Функция ПопыткиПользователя<text:span text:style-name="T4">(</text:span>ПользовательНайден<text:span text:style-name="T4">)</text:span></text:p>
      <text:p text:style-name="P8"><text:s/>Возврат ПользовательНайден<text:span text:style-name="T4">.</text:span>КоличествоПопыток<text:span text:style-name="T4">;</text:span> <text:span text:style-name="T4">КонецФункции</text:span></text:p>
      <text:p text:style-name="P7">&amp;НаСервере</text:p>
      <text:p text:style-name="P8">Процедура УстановитьКоличествоПопыток<text:span text:style-name="T4">(</text:span>Пользователь<text:span text:style-name="T4">)</text:span></text:p>
      <text:p text:style-name="P8"><text:s/>ПользовательОбъект<text:span text:style-name="T4">=</text:span>Пользователь<text:span text:style-name="T4">.</text:span>ПолучитьОбъект<text:span text:style-name="T4">();</text:span></text:p>
      <text:p text:style-name="P8"><text:s/>ПользовательОбъект<text:span text:style-name="T4">.</text:span>КоличествоПопыток <text:span text:style-name="T4">=</text:span> ПользовательОбъект<text:span text:style-name="T4">.</text:span>КоличествоПопыток <text:span text:style-name="T4">+</text:span> 1<text:span text:style-name="T4">;</text:span></text:p>
      <text:p text:style-name="P8"><text:s/>ПользовательОбъект<text:span text:style-name="T4">.</text:span>Записать<text:span text:style-name="T4">();</text:span> <text:span text:style-name="T4">КонецПроцедуры</text:span></text:p>
      <text:p text:style-name="P7">&amp;НаСервере</text:p>
      <text:p text:style-name="P8">Процедура ИзменитьДанныеНаСервере<text:span text:style-name="T4">(</text:span>Пользователь<text:span text:style-name="T4">,</text:span> ИмяРеквизита<text:span text:style-name="T4">,</text:span> ЗначениеРеквизита<text:span text:style-name="T4">)</text:span></text:p>
      <text:p text:style-name="P8"><text:s/>ПользовательОбъект<text:span text:style-name="T4">=</text:span>Пользователь<text:span text:style-name="T4">.</text:span>ПолучитьОбъект<text:span text:style-name="T4">();</text:span></text:p>
      <text:p text:style-name="P8"><text:s/>ПользовательОбъект<text:span text:style-name="T4">[</text:span>ИмяРеквизита<text:span text:style-name="T4">]</text:span> <text:span text:style-name="T4">=</text:span> ЗначениеРеквизита<text:span text:style-name="T4">;</text:span></text:p>
      <text:p text:style-name="P8"><text:s/>ПользовательОбъект<text:span text:style-name="T4">.</text:span>Записать<text:span text:style-name="T4">();</text:span> <text:span text:style-name="T4">КонецПроцедуры</text:span></text:p>
      <text:p text:style-name="P2"><text:soft-page-break/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 </text:span></text:span><text:span text:style-name="Strong_20_Emphasis"><text:span text:style-name="T1">RevPAR</text:span></text:span> </text:p>
      <text:p text:style-name="P1">USE database01<text:span text:style-name="T4">;</text:span></text:p>
      <text:p text:style-name="P1">SELECT </text:p>
      <text:p text:style-name="P1"><text:s text:c="4"/><text:span text:style-name="T4">(</text:span>COALESCE<text:span text:style-name="T4">(</text:span>SUM<text:span text:style-name="T4">(</text:span>b<text:span text:style-name="T4">.</text:span>price * b<text:span text:style-name="T4">.</text:span>nights<text:span text:style-name="T4">),</text:span> 0<text:span text:style-name="T4">)</text:span> / COUNT<text:span text:style-name="T4">(</text:span>r<text:span text:style-name="T4">.</text:span>id<text:span text:style-name="T4">))</text:span> AS revpar<text:span text:style-name="T4">,</text:span></text:p>
      <text:p text:style-name="P1"><text:s text:c="4"/><text:span text:style-name="T4">(</text:span>COALESCE<text:span text:style-name="T4">(</text:span>SUM<text:span text:style-name="T4">(</text:span>b<text:span text:style-name="T4">.</text:span>nights<text:span text:style-name="T4">),</text:span> 0<text:span text:style-name="T4">)</text:span> / COUNT<text:span text:style-name="T4">(</text:span>r<text:span text:style-name="T4">.</text:span>id<text:span text:style-name="T4">))</text:span> * 100 AS occupancy_percentage<text:span text:style-name="T4">,</text:span></text:p>
      <text:p text:style-name="P1"><text:s text:c="4"/><text:span text:style-name="T4">(</text:span>COALESCE<text:span text:style-name="T4">(</text:span>SUM<text:span text:style-name="T4">(</text:span>b<text:span text:style-name="T4">.</text:span>price * b<text:span text:style-name="T4">.</text:span>nights<text:span text:style-name="T4">),</text:span> 0<text:span text:style-name="T4">)</text:span> / NULLIF<text:span text:style-name="T4">(</text:span>COUNT<text:span text:style-name="T4">(</text:span>r<text:span text:style-name="T4">.</text:span>id<text:span text:style-name="T4">),</text:span> 0<text:span text:style-name="T4">))</text:span> AS total_revenue</text:p>
      <text:p text:style-name="P1">FROM </text:p>
      <text:p text:style-name="P1"><text:s text:c="4"/>rooms r</text:p>
      <text:p text:style-name="P1">LEFT JOIN </text:p>
      <text:p text:style-name="P1"><text:s text:c="4"/>bookings b ON r<text:span text:style-name="T4">.</text:span>id <text:span text:style-name="T4">=</text:span> b<text:span text:style-name="T4">.</text:span>room_id AND b<text:span text:style-name="T4">.</text:span>booking_date <text:span text:style-name="T4">=</text:span> '2023<text:span text:style-name="T4">-</text:span>10<text:span text:style-name="T4">-</text:span>01'<text:span text:style-name="T4">;</text:span> </text:p>
      <text:p text:style-name="P1"><text:s text:c="4"/></text:p>
      <text:p text:style-name="P1"/>
      <text:p text:style-name="P1"/>
      <text:p text:style-name="P4"><text:span text:style-name="T3"><text:s text:c="3"/></text:span><text:span text:style-name="Strong_20_Emphasis"><text:span text:style-name="T1">средний процент заполняемости</text:span></text:span> <text:span text:style-name="T3"><text:s/></text:span></text:p>
      <text:p text:style-name="P1"><text:s text:c="5"/>USE database01<text:span text:style-name="T4">;</text:span></text:p>
      <text:p text:style-name="P1"><text:s text:c="4"/>SELECT </text:p>
      <text:p text:style-name="P1"><text:s text:c="4"/><text:span text:style-name="T4">(</text:span>SUM<text:span text:style-name="T4">(</text:span>DATEDIFF<text:span text:style-name="T4">(</text:span>p<text:span text:style-name="T4">.</text:span>exit_date<text:span text:style-name="T4">,</text:span> p<text:span text:style-name="T4">.</text:span>entry_date<text:span text:style-name="T4">))</text:span> / <text:span text:style-name="T4">(</text:span>COUNT<text:span text:style-name="T4">(</text:span>DISTINCT p<text:span text:style-name="T4">.</text:span>number<text:span text:style-name="T4">)</text:span> * DATEDIFF<text:span text:style-name="T4">(</text:span>CURDATE<text:span text:style-name="T4">(),</text:span> '2023<text:span text:style-name="T4">-</text:span>01<text:span text:style-name="T4">-</text:span>01'<text:span text:style-name="T4">)))</text:span> * 100 AS occupancy_percentage</text:p>
      <text:p text:style-name="P1">FROM </text:p>
      <text:p text:style-name="P1"><text:s text:c="4"/>poselenci p</text:p>
      <text:p text:style-name="P1">WHERE </text:p>
      <text:p text:style-name="P1"><text:s text:c="4"/>p<text:span text:style-name="T4">.</text:span>entry_date &gt;<text:span text:style-name="T4">=</text:span> '2023<text:span text:style-name="T4">-</text:span>01<text:span text:style-name="T4">-</text:span>01' AND p<text:span text:style-name="T4">.</text:span>exit_date &lt;<text:span text:style-name="T4">=</text:span> CURDATE<text:span text:style-name="T4">();</text:span></text:p>
      <text:p text:style-name="P1"><text:s text:c="4"/></text:p>
      <text:p text:style-name="P1"><text:s text:c="4"/></text:p>
      <text:p text:style-name="P1"/>
      <text:p text:style-name="P2"><text:span text:style-name="Strong_20_Emphasis"><text:span text:style-name="T1">процент заполняемости на конкретную дату</text:span></text:span> </text:p>
      <text:p text:style-name="P1"><text:s text:c="4"/>USE database01<text:span text:style-name="T4">;</text:span></text:p>
      <text:p text:style-name="P1">SELECT </text:p>
      <text:p text:style-name="P1"><text:s text:c="4"/><text:span text:style-name="T4">(</text:span>COALESCE<text:span text:style-name="T4">(</text:span>SUM<text:span text:style-name="T4">(</text:span>b<text:span text:style-name="T4">.</text:span>nights<text:span text:style-name="T4">),</text:span> 0<text:span text:style-name="T4">)</text:span> / COUNT<text:span text:style-name="T4">(</text:span>r<text:span text:style-name="T4">.</text:span>id<text:span text:style-name="T4">))</text:span> * 100 AS occupancy_percentage</text:p>
      <text:p text:style-name="P1">FROM </text:p>
      <text:p text:style-name="P1"><text:s text:c="4"/>rooms r</text:p>
      <text:p text:style-name="P1">LEFT JOIN </text:p>
      <text:p text:style-name="P1"><text:s text:c="4"/>bookings b ON r<text:span text:style-name="T4">.</text:span>id <text:span text:style-name="T4">=</text:span> b<text:span text:style-name="T4">.</text:span>room_id AND b<text:span text:style-name="T4">.</text:span>booking_date <text:span text:style-name="T4">=</text:span> '2023<text:span text:style-name="T4">-</text:span>10<text:span text:style-name="T4">-</text:span>01'<text:span text:style-name="T4">;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18T12:38:10.894000000</dc:date>
    <meta:editing-duration>PT12M15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123" meta:word-count="345" meta:character-count="4986" meta:non-whitespace-character-count="4589"/>
  </office:meta>
</office:document-meta>
</file>